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Poppins" svg:font-family="Poppins, sans-serif"/>
    <style:font-face style:name="SutonnyMJ" svg:font-family="SutonnyMJ" style:font-pitch="variable"/>
    <style:font-face style:name="Söhne Mono" svg:font-family="'Söhne Mono', Monaco, 'Andale Mono', 'Ubuntu Mono', monospace"/>
  </office:font-face-decls>
  <office:automatic-styles>
    <style:style style:name="P1" style:family="paragraph" style:parent-style-name="Heading_20_2">
      <style:text-properties officeooo:paragraph-rsid="00120922"/>
    </style:style>
    <style:style style:name="P2" style:family="paragraph" style:parent-style-name="Heading_20_2">
      <style:paragraph-properties fo:margin-left="0in" fo:margin-right="0in" fo:margin-top="0in" fo:margin-bottom="0in" style:contextual-spacing="false" fo:orphans="2" fo:widows="2" fo:text-indent="0in" style:auto-text-indent="false" fo:padding="0in" fo:border="none"/>
      <style:text-properties officeooo:paragraph-rsid="0015d330"/>
    </style:style>
    <style:style style:name="P3" style:family="paragraph" style:parent-style-name="Standard">
      <style:text-properties style:font-name="SutonnyMJ" fo:font-weight="bold" style:font-weight-asian="bold" style:font-weight-complex="bold"/>
    </style:style>
    <style:style style:name="P4" style:family="paragraph" style:parent-style-name="Standard">
      <style:text-properties style:font-name="SutonnyMJ" fo:font-weight="bold" officeooo:paragraph-rsid="001012b8" style:font-weight-asian="bold" style:font-weight-complex="bold"/>
    </style:style>
    <style:style style:name="P5" style:family="paragraph" style:parent-style-name="Standard">
      <style:text-properties style:font-name="SutonnyMJ" fo:font-weight="bold" officeooo:paragraph-rsid="0010bd22" style:font-weight-asian="bold" style:font-weight-complex="bold"/>
    </style:style>
    <style:style style:name="P6" style:family="paragraph" style:parent-style-name="Standard">
      <style:text-properties style:font-name="SutonnyMJ" fo:font-weight="normal" officeooo:paragraph-rsid="001012b8"/>
    </style:style>
    <style:style style:name="P7" style:family="paragraph" style:parent-style-name="Standard">
      <style:text-properties fo:font-variant="normal" fo:text-transform="none" fo:color="#444444" loext:opacity="100%" fo:letter-spacing="normal" officeooo:paragraph-rsid="0012db77"/>
    </style:style>
    <style:style style:name="P8" style:family="paragraph" style:parent-style-name="Standard">
      <style:paragraph-properties fo:margin-left="0in" fo:margin-right="0in" fo:margin-top="0in" fo:margin-bottom="0in" style:contextual-spacing="false" fo:orphans="2" fo:widows="2" fo:text-indent="0in" style:auto-text-indent="false" fo:padding="0in" fo:border="none"/>
      <style:text-properties officeooo:paragraph-rsid="0015d330"/>
    </style:style>
    <style:style style:name="P9" style:family="paragraph" style:parent-style-name="Standard" style:list-style-name="L1">
      <style:text-properties officeooo:paragraph-rsid="0011b2d7"/>
    </style:style>
    <style:style style:name="P10" style:family="paragraph" style:parent-style-name="Standard">
      <style:text-properties officeooo:paragraph-rsid="00120922"/>
    </style:style>
    <style:style style:name="P11" style:family="paragraph" style:parent-style-name="Standard">
      <style:text-properties officeooo:paragraph-rsid="0012db77"/>
    </style:style>
    <style:style style:name="P1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13" style:family="paragraph" style:parent-style-name="Standard">
      <style:text-properties officeooo:rsid="001370f4" officeooo:paragraph-rsid="001370f4"/>
    </style:style>
    <style:style style:name="P1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12db77"/>
    </style:style>
    <style:style style:name="P1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1370f4"/>
    </style:style>
    <style:style style:name="P1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1457c3"/>
    </style:style>
    <style:style style:name="P1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15d330"/>
    </style:style>
    <style:style style:name="P19" style:family="paragraph" style:parent-style-name="Text_20_body">
      <style:text-properties officeooo:paragraph-rsid="0012db77"/>
    </style:style>
    <style:style style:name="P2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44444" loext:opacity="100%" fo:letter-spacing="normal" officeooo:paragraph-rsid="001370f4"/>
    </style:style>
    <style:style style:name="T1" style:family="text">
      <style:text-properties fo:font-variant="normal" fo:text-transform="none" fo:color="#444444" loext:opacity="100%" style:font-name="Poppins" fo:font-size="12pt" fo:letter-spacing="normal" fo:font-style="normal"/>
    </style:style>
    <style:style style:name="T2" style:family="text">
      <style:text-properties fo:font-variant="normal" fo:text-transform="none" fo:color="#444444" loext:opacity="100%" style:font-name="Poppins" fo:font-size="12pt" fo:letter-spacing="normal" fo:font-style="normal" fo:font-weight="normal" officeooo:rsid="0010bd22"/>
    </style:style>
    <style:style style:name="T3" style:family="text">
      <style:text-properties fo:font-variant="normal" fo:text-transform="none" fo:color="#444444" loext:opacity="100%" style:font-name="Poppins" fo:font-size="12pt" fo:letter-spacing="normal" fo:font-style="normal" fo:font-weight="normal" style:font-name-complex="Poppins" style:font-size-complex="12pt" style:font-style-complex="normal" style:font-weight-complex="normal"/>
    </style:style>
    <style:style style:name="T4" style:family="text">
      <style:text-properties fo:font-variant="normal" fo:text-transform="none" fo:color="#444444" loext:opacity="100%" style:font-name="Poppins" fo:font-size="12pt" fo:letter-spacing="normal" fo:font-style="normal" fo:font-weight="normal" officeooo:rsid="0010bd22" style:font-name-complex="Poppins" style:font-size-complex="12pt" style:font-style-complex="normal" style:font-weight-complex="normal"/>
    </style:style>
    <style:style style:name="T5" style:family="text">
      <style:text-properties fo:font-variant="normal" fo:text-transform="none" fo:color="#444444" loext:opacity="100%" style:font-name="Poppins" fo:font-size="12pt" fo:letter-spacing="normal" fo:font-style="normal" fo:font-weight="normal" officeooo:rsid="0011b2d7" style:font-name-complex="Poppins" style:font-size-complex="12pt" style:font-style-complex="normal" style:font-weight-complex="normal"/>
    </style:style>
    <style:style style:name="T6" style:family="text">
      <style:text-properties fo:font-variant="normal" fo:text-transform="none" fo:color="#444444" loext:opacity="100%" style:font-name="Poppins" fo:font-size="12pt" fo:letter-spacing="normal" fo:font-style="normal" fo:font-weight="normal" officeooo:rsid="0010bd22" style:font-name-complex="Poppins" style:font-size-complex="12pt" style:font-style-complex="normal"/>
    </style:style>
    <style:style style:name="T7" style:family="text">
      <style:text-properties fo:font-variant="normal" fo:text-transform="none" fo:color="#444444" loext:opacity="100%" style:font-name="Poppins" fo:font-size="12pt" fo:letter-spacing="normal" fo:font-style="normal" fo:font-weight="normal" officeooo:rsid="001370f4" style:font-weight-asian="bold" style:font-name-complex="Poppins" style:font-size-complex="12pt" style:font-style-complex="normal" style:font-weight-complex="normal"/>
    </style:style>
    <style:style style:name="T8" style:family="text">
      <style:text-properties fo:font-variant="normal" fo:text-transform="none" fo:color="#444444" loext:opacity="100%" style:font-name="Poppins" fo:font-size="12pt" fo:letter-spacing="normal" fo:font-style="normal" officeooo:rsid="0010bd22"/>
    </style:style>
    <style:style style:name="T9" style:family="text">
      <style:text-properties fo:font-variant="normal" fo:text-transform="none" fo:color="#444444" loext:opacity="100%" style:font-name="Poppins" fo:font-size="12pt" fo:letter-spacing="normal" fo:font-style="normal" style:font-name-complex="Poppins" style:font-size-complex="12pt" style:font-style-complex="normal" style:font-weight-complex="normal"/>
    </style:style>
    <style:style style:name="T10" style:family="text">
      <style:text-properties fo:font-variant="normal" fo:text-transform="none" fo:color="#444444" loext:opacity="100%" style:font-name="Poppins" fo:font-size="12pt" fo:letter-spacing="normal" fo:font-style="normal" officeooo:rsid="0010bd22" style:font-name-complex="Poppins" style:font-size-complex="12pt" style:font-style-complex="normal" style:font-weight-complex="normal"/>
    </style:style>
    <style:style style:name="T11" style:family="text">
      <style:text-properties fo:font-variant="normal" fo:text-transform="none" fo:color="#444444" loext:opacity="100%" style:font-name="Poppins" fo:font-size="12pt" fo:letter-spacing="normal" fo:font-style="normal" officeooo:rsid="0015d330" style:font-name-complex="Poppins" style:font-size-complex="12pt" style:font-style-complex="normal" style:font-weight-complex="normal"/>
    </style:style>
    <style:style style:name="T12" style:family="text">
      <style:text-properties fo:font-variant="normal" fo:text-transform="none" fo:color="#444444" loext:opacity="100%" style:font-name="Poppins" fo:font-size="12pt" fo:letter-spacing="normal" fo:font-style="normal" style:font-name-complex="Poppins" style:font-size-complex="12pt" style:font-style-complex="normal" style:font-weight-complex="normal" loext:padding="0in" loext:border="none"/>
    </style:style>
    <style:style style:name="T13" style:family="text">
      <style:text-properties fo:font-variant="normal" fo:text-transform="none" fo:color="#444444" loext:opacity="100%" style:font-name="Poppins" fo:font-size="12pt" fo:letter-spacing="normal" fo:font-style="normal" officeooo:rsid="0010bd22" style:font-name-complex="Poppins" style:font-size-complex="18.75pt" style:font-style-complex="normal" style:font-weight-complex="bold"/>
    </style:style>
    <style:style style:name="T14" style:family="text">
      <style:text-properties fo:font-variant="normal" fo:text-transform="none" fo:color="#444444" loext:opacity="100%" style:font-name="Poppins" fo:font-size="12pt" fo:letter-spacing="normal" fo:font-style="normal" fo:font-weight="bold"/>
    </style:style>
    <style:style style:name="T15" style:family="text">
      <style:text-properties fo:font-variant="normal" fo:text-transform="none" fo:color="#444444" loext:opacity="100%" style:font-name="Poppins" fo:font-size="12pt" fo:letter-spacing="normal" fo:font-style="normal" fo:font-weight="bold" officeooo:rsid="0010bd22" style:font-weight-asian="bold" style:font-name-complex="Poppins" style:font-size-complex="18.75pt" style:font-style-complex="normal" style:font-weight-complex="bold"/>
    </style:style>
    <style:style style:name="T16" style:family="text">
      <style:text-properties fo:font-variant="normal" fo:text-transform="none" fo:color="#444444" loext:opacity="100%" style:font-name="Poppins" fo:font-size="12pt" fo:letter-spacing="normal" fo:font-style="normal" fo:font-weight="bold" officeooo:rsid="0015d330" style:font-weight-asian="bold" style:font-name-complex="Poppins" style:font-size-complex="12pt" style:font-style-complex="normal" style:font-weight-complex="normal"/>
    </style:style>
    <style:style style:name="T17" style:family="text">
      <style:text-properties fo:font-variant="normal" fo:text-transform="none" fo:color="#444444" loext:opacity="100%" style:font-name="Poppins" fo:font-size="12pt" fo:letter-spacing="normal" fo:font-style="normal" fo:font-weight="bold" style:font-weight-asian="bold" style:font-name-complex="Poppins" style:font-size-complex="12pt" style:font-style-complex="normal" style:font-weight-complex="bold"/>
    </style:style>
    <style:style style:name="T18" style:family="text">
      <style:text-properties fo:font-variant="normal" fo:text-transform="none" fo:color="#444444" loext:opacity="100%" style:font-name="Poppins" fo:font-size="12pt" fo:letter-spacing="normal" fo:font-style="normal" fo:font-weight="bold" style:font-name-complex="Poppins" style:font-size-complex="12pt" style:font-style-complex="normal"/>
    </style:style>
    <style:style style:name="T19" style:family="text">
      <style:text-properties fo:font-variant="normal" fo:text-transform="none" fo:color="#444444" loext:opacity="100%" style:font-name="Poppins" fo:font-size="12pt" fo:letter-spacing="normal" fo:font-style="normal" fo:font-weight="bold" officeooo:rsid="0010bd22" style:font-name-complex="Poppins" style:font-size-complex="12pt" style:font-style-complex="normal"/>
    </style:style>
    <style:style style:name="T20" style:family="text">
      <style:text-properties fo:font-variant="normal" fo:text-transform="none" fo:color="#444444" loext:opacity="100%" style:font-name="Poppins" fo:font-size="12pt" fo:letter-spacing="normal" fo:font-style="normal" fo:font-weight="bold" officeooo:rsid="001370f4" style:font-name-complex="Poppins" style:font-size-complex="12pt" style:font-style-complex="normal"/>
    </style:style>
    <style:style style:name="T21" style:family="text">
      <style:text-properties fo:font-variant="normal" fo:text-transform="none" fo:color="#444444" loext:opacity="100%" style:font-name="Poppins" fo:font-size="18.75pt" fo:letter-spacing="normal" fo:font-style="normal" fo:font-weight="bold" style:font-name-complex="Poppins" style:font-size-complex="12pt" style:font-style-complex="normal"/>
    </style:style>
    <style:style style:name="T22" style:family="text">
      <style:text-properties fo:font-variant="normal" fo:text-transform="none" fo:color="#444444" loext:opacity="100%" style:font-name="Poppins" fo:font-size="18.75pt" fo:letter-spacing="normal" fo:font-style="normal" fo:font-weight="bold" style:font-name-complex="Poppins" style:font-size-complex="18.75pt" style:font-style-complex="normal" style:font-weight-complex="normal"/>
    </style:style>
    <style:style style:name="T23" style:family="text">
      <style:text-properties fo:font-variant="normal" fo:text-transform="none" fo:color="#444444" loext:opacity="100%" style:font-name="Poppins" fo:font-size="18.75pt" fo:letter-spacing="normal" fo:font-style="normal" fo:font-weight="bold" style:font-name-asian="Noto Serif CJK SC" style:font-size-asian="18pt" style:font-weight-asian="bold" style:font-name-complex="Poppins" style:font-size-complex="18.75pt" style:font-style-complex="normal" style:font-weight-complex="normal"/>
    </style:style>
    <style:style style:name="T24" style:family="text">
      <style:text-properties fo:font-variant="normal" fo:text-transform="none" fo:color="#444444" loext:opacity="100%" style:font-name="Poppins" fo:font-size="18.75pt" fo:letter-spacing="normal" fo:font-style="normal" fo:font-weight="bold" officeooo:rsid="001638b0" style:font-name-asian="Noto Serif CJK SC" style:font-size-asian="18pt" style:font-weight-asian="bold" style:font-name-complex="Poppins" style:font-size-complex="18.75pt" style:font-style-complex="normal" style:font-weight-complex="normal"/>
    </style:style>
    <style:style style:name="T25" style:family="text">
      <style:text-properties fo:font-variant="normal" fo:text-transform="none" fo:color="#444444" loext:opacity="100%" style:font-name="Poppins" fo:font-size="18.75pt" fo:letter-spacing="normal" fo:font-style="normal" style:font-name-complex="Poppins" style:font-size-complex="18.75pt" style:font-style-complex="normal" style:font-weight-complex="bold"/>
    </style:style>
    <style:style style:name="T26" style:family="text">
      <style:text-properties fo:font-variant="normal" fo:text-transform="none" fo:color="#444444" loext:opacity="100%" style:font-name="Poppins" fo:font-size="18.75pt" fo:letter-spacing="normal" fo:font-style="normal" fo:font-weight="normal" style:font-name-complex="Poppins" style:font-size-complex="12pt" style:font-style-complex="normal"/>
    </style:style>
    <style:style style:name="T27" style:family="text">
      <style:text-properties fo:font-variant="normal" fo:text-transform="none" fo:color="#ffffff" loext:opacity="100%" style:font-name="Poppins" fo:font-size="12pt" fo:letter-spacing="normal" fo:font-style="normal" style:font-name-complex="Poppins" style:font-size-complex="12pt" style:font-style-complex="normal" style:font-weight-complex="normal" loext:padding="0in" loext:border="none"/>
    </style:style>
    <style:style style:name="T28" style:family="text">
      <style:text-properties fo:font-variant="normal" fo:text-transform="none" fo:color="#ffffff" loext:opacity="100%" style:font-name="Nunito" fo:font-size="13.5pt" fo:letter-spacing="normal" fo:font-style="normal" fo:font-weight="normal" style:font-name-complex="Poppins" style:font-size-complex="12pt" style:font-style-complex="normal" loext:padding="0in" loext:border="none"/>
    </style:style>
    <style:style style:name="T29" style:family="text">
      <style:text-properties fo:font-variant="normal" fo:text-transform="none" fo:color="#ffffff" loext:opacity="100%" style:font-name="Nunito" fo:font-size="13.5pt" fo:letter-spacing="normal" fo:font-style="normal" fo:font-weight="normal" style:font-name-complex="Poppins" style:font-size-complex="12pt" style:font-style-complex="normal" style:font-weight-complex="normal" loext:padding="0in" loext:border="none"/>
    </style:style>
    <style:style style:name="T30" style:family="text">
      <style:text-properties fo:font-variant="normal" fo:text-transform="none" fo:color="#ffffff" loext:opacity="100%" style:font-name="Nunito" fo:font-size="10.5pt" fo:letter-spacing="normal" fo:font-style="normal" fo:font-weight="normal" style:font-name-complex="Poppins" style:font-size-complex="12pt" style:font-style-complex="normal" style:font-weight-complex="normal" loext:padding="0in" loext:border="none"/>
    </style:style>
    <style:style style:name="T31" style:family="text">
      <style:text-properties fo:font-variant="normal" fo:text-transform="none" fo:color="#ffffff" loext:opacity="100%" style:font-name="Consolas" fo:letter-spacing="normal" fo:font-style="normal" fo:font-weight="normal" fo:background-color="#272822" loext:char-shading-value="0" loext:padding="0in" loext:border="none"/>
    </style:style>
    <style:style style:name="T32" style:family="text">
      <style:text-properties fo:font-variant="normal" fo:text-transform="none" fo:color="#ffffff" loext:opacity="100%" style:font-name="Consolas" fo:font-size="12pt" fo:letter-spacing="normal" fo:font-style="normal" fo:font-weight="normal" fo:background-color="#272822" loext:char-shading-value="0" style:font-name-complex="Poppins" style:font-size-complex="12pt" style:font-style-complex="normal" style:font-weight-complex="normal" loext:padding="0in" loext:border="none"/>
    </style:style>
    <style:style style:name="T33" style:family="text">
      <style:text-properties fo:font-variant="normal" fo:text-transform="none" fo:color="#ffffff" loext:opacity="100%" fo:letter-spacing="normal" fo:background-color="#272822" loext:char-shading-value="0" loext:padding="0in" loext:border="none"/>
    </style:style>
    <style:style style:name="T34" style:family="text">
      <style:text-properties fo:font-variant="normal" fo:text-transform="none" fo:color="#f8f8f2" loext:opacity="100%" style:font-name="Consolas" fo:font-size="11pt" fo:letter-spacing="normal" fo:font-style="normal" fo:font-weight="normal" style:font-size-complex="12pt" style:font-style-complex="normal" style:font-weight-complex="normal" loext:padding="0in" loext:border="none"/>
    </style:style>
    <style:style style:name="T35" style:family="text">
      <style:text-properties fo:font-variant="normal" fo:text-transform="none" fo:color="#f8f8f2" loext:opacity="100%" style:font-name="Consolas" fo:font-size="11pt" fo:letter-spacing="normal" fo:font-style="normal" fo:font-weight="normal" fo:background-color="#272822" loext:char-shading-value="0" style:font-size-complex="12pt" style:font-style-complex="normal" style:font-weight-complex="normal" loext:padding="0in" loext:border="none"/>
    </style:style>
    <style:style style:name="T36" style:family="text">
      <style:text-properties fo:font-variant="normal" fo:text-transform="none" fo:color="#f8f8f2" loext:opacity="100%" style:font-name="Consolas" fo:font-size="11pt" fo:letter-spacing="normal" fo:font-style="normal" fo:font-weight="normal" fo:background-color="#272822" loext:char-shading-value="0" loext:padding="0in" loext:border="none"/>
    </style:style>
    <style:style style:name="T37" style:family="text">
      <style:text-properties fo:font-variant="normal" fo:text-transform="none" fo:color="#e6db74" loext:opacity="100%" style:font-name="Consolas" fo:font-size="11pt" fo:letter-spacing="normal" fo:font-style="normal" fo:font-weight="normal" style:font-size-complex="12pt" style:font-style-complex="normal" style:font-weight-complex="normal" loext:padding="0in" loext:border="none"/>
    </style:style>
    <style:style style:name="T38" style:family="text">
      <style:text-properties fo:font-variant="normal" fo:text-transform="none" fo:color="#e6db74" loext:opacity="100%" style:font-name="Consolas" fo:font-size="11pt" fo:letter-spacing="normal" fo:font-style="normal" fo:font-weight="normal" fo:background-color="#272822" loext:char-shading-value="0" loext:padding="0in" loext:border="none"/>
    </style:style>
    <style:style style:name="T39" style:family="text">
      <style:text-properties fo:font-variant="normal" fo:text-transform="none" fo:color="#000000" loext:opacity="100%" style:font-name="Consolas" fo:font-size="11pt" fo:letter-spacing="normal" fo:font-style="normal" fo:font-weight="normal" style:font-size-complex="12pt" style:font-style-complex="normal" style:font-weight-complex="normal" loext:padding="0in" loext:border="none"/>
    </style:style>
    <style:style style:name="T40" style:family="text">
      <style:text-properties fo:font-variant="normal" fo:text-transform="none" fo:color="#000000" loext:opacity="100%" style:font-name="Consolas" fo:font-size="11pt" fo:letter-spacing="normal" fo:font-style="normal" fo:font-weight="normal" fo:background-color="#272822" loext:char-shading-value="0" loext:padding="0in" loext:border="none"/>
    </style:style>
    <style:style style:name="T41" style:family="text">
      <style:text-properties fo:font-variant="normal" fo:text-transform="none" fo:color="#000000" loext:opacity="100%" style:font-name="Nunito" fo:font-size="13.5pt" fo:letter-spacing="normal" fo:font-style="normal" fo:font-weight="normal" style:font-name-complex="Poppins" style:font-size-complex="12pt" style:font-style-complex="normal" loext:padding="0in" loext:border="none"/>
    </style:style>
    <style:style style:name="T42" style:family="text">
      <style:text-properties fo:font-variant="normal" fo:text-transform="none" fo:color="#000000" loext:opacity="100%" style:font-name="Nunito" fo:font-size="13.5pt" fo:letter-spacing="normal" fo:font-style="normal" fo:font-weight="normal" style:font-name-complex="Poppins" style:font-size-complex="12pt" style:font-style-complex="normal" style:font-weight-complex="normal" loext:padding="0in" loext:border="none"/>
    </style:style>
    <style:style style:name="T43" style:family="text">
      <style:text-properties fo:font-variant="normal" fo:text-transform="none" fo:color="#000000" loext:opacity="100%" style:font-name="Nunito" fo:font-size="10.5pt" fo:letter-spacing="normal" fo:font-style="normal" fo:font-weight="normal" style:font-name-complex="Poppins" style:font-size-complex="12pt" style:font-style-complex="normal" style:font-weight-complex="normal" loext:padding="0in" loext:border="none"/>
    </style:style>
    <style:style style:name="T44" style:family="text">
      <style:text-properties fo:font-variant="normal" fo:text-transform="none" fo:color="#000000" loext:opacity="100%" style:font-name="Poppins" fo:font-size="12pt" fo:letter-spacing="normal" fo:font-style="normal" style:font-name-complex="Poppins" style:font-size-complex="12pt" style:font-style-complex="normal" style:font-weight-complex="normal" loext:padding="0in" loext:border="none"/>
    </style:style>
    <style:style style:name="T45" style:family="text">
      <style:text-properties fo:font-variant="normal" fo:text-transform="none" fo:color="#f92672" loext:opacity="100%" style:font-name="Consolas" fo:font-size="11pt" fo:letter-spacing="normal" fo:font-style="normal" fo:font-weight="bold" fo:background-color="#272822" loext:char-shading-value="0" loext:padding="0in" loext:border="none"/>
    </style:style>
    <style:style style:name="T46" style:family="text">
      <style:text-properties fo:font-variant="normal" fo:text-transform="none" fo:color="#f92672" loext:opacity="100%" style:font-name="Consolas" fo:font-size="11pt" fo:letter-spacing="normal" fo:font-style="normal" fo:font-weight="bold" fo:background-color="#272822" loext:char-shading-value="0" style:font-size-complex="12pt" style:font-style-complex="normal" style:font-weight-complex="normal" loext:padding="0in" loext:border="none"/>
    </style:style>
    <style:style style:name="T47" style:family="text">
      <style:text-properties fo:font-variant="normal" fo:text-transform="none" style:font-name="Consolas" fo:font-size="11pt" fo:letter-spacing="normal" fo:font-style="normal" fo:font-weight="normal" fo:background-color="#272822" loext:char-shading-value="0" loext:padding="0in" loext:border="none"/>
    </style:style>
    <style:style style:name="T48" style:family="text">
      <style:text-properties fo:font-variant="normal" fo:text-transform="none" style:font-name="Nunito" fo:font-size="13.5pt" fo:letter-spacing="normal" fo:font-style="normal" fo:font-weight="normal" style:font-name-complex="Poppins" style:font-size-complex="12pt" style:font-style-complex="normal" loext:padding="0in" loext:border="none"/>
    </style:style>
    <style:style style:name="T49" style:family="text">
      <style:text-properties fo:font-variant="normal" fo:text-transform="none" style:font-name="Nunito" fo:font-size="13.5pt" fo:letter-spacing="normal" fo:font-style="normal" fo:font-weight="normal" style:font-name-complex="Poppins" style:font-size-complex="12pt" style:font-style-complex="normal" style:font-weight-complex="normal" loext:padding="0in" loext:border="none"/>
    </style:style>
    <style:style style:name="T50" style:family="text">
      <style:text-properties fo:font-variant="normal" fo:text-transform="none" style:font-name="Nunito" fo:font-size="10.5pt" fo:letter-spacing="normal" fo:font-style="normal" fo:font-weight="normal" style:font-name-complex="Poppins" style:font-size-complex="12pt" style:font-style-complex="normal" style:font-weight-complex="normal" loext:padding="0in" loext:border="none"/>
    </style:style>
    <style:style style:name="T51" style:family="text">
      <style:text-properties fo:font-variant="normal" fo:text-transform="none" style:font-name="Poppins" fo:font-size="12pt" fo:letter-spacing="normal" fo:font-style="normal" style:font-name-complex="Poppins" style:font-size-complex="12pt" style:font-style-complex="normal" style:font-weight-complex="normal" loext:padding="0in" loext:border="none"/>
    </style:style>
    <style:style style:name="T52" style:family="text">
      <style:text-properties style:font-weight-asian="normal" style:font-weight-complex="normal"/>
    </style:style>
    <style:style style:name="T53" style:family="text">
      <style:text-properties officeooo:rsid="001012b8" style:font-weight-asian="normal" style:font-weight-complex="normal"/>
    </style:style>
    <style:style style:name="T54" style:family="text">
      <style:text-properties style:font-name-complex="Poppins" style:font-size-complex="12pt" style:font-style-complex="normal" style:font-weight-complex="normal"/>
    </style:style>
    <style:style style:name="T55" style:family="text">
      <style:text-properties style:font-name="Poppins" fo:font-size="12pt" fo:font-style="normal" fo:font-weight="normal"/>
    </style:style>
    <style:style style:name="T56" style:family="text">
      <style:text-properties style:font-name="Poppins" fo:font-size="12pt" fo:font-style="normal" fo:font-weight="normal" officeooo:rsid="0010bd22" style:font-name-complex="Poppins" style:font-size-complex="12pt" style:font-style-complex="normal" style:font-weight-complex="normal"/>
    </style:style>
    <style:style style:name="T57" style:family="text">
      <style:text-properties style:font-name="Poppins" fo:font-size="12pt" fo:font-style="normal" fo:font-weight="bold" style:font-name-complex="Poppins" style:font-size-complex="12pt" style:font-style-complex="normal"/>
    </style:style>
    <style:style style:name="T58" style:family="text">
      <style:text-properties style:font-name="Poppins" fo:font-size="12pt" fo:font-style="normal" fo:font-weight="bold" officeooo:rsid="0010bd22" style:font-name-complex="Poppins" style:font-size-complex="12pt" style:font-style-complex="normal"/>
    </style:style>
    <style:style style:name="T59" style:family="text">
      <style:text-properties style:font-name="Poppins" fo:font-size="12pt" fo:font-style="normal" style:font-name-complex="Poppins"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টাইম কমপ্লেক্সিটি কি এবং কেন দরকার</text:p>
      <text:p text:style-name="P3"/>
      <text:p text:style-name="P3"/>
      <text:p text:style-name="P4">টাইম কমপ্লেক্সিটি কি:</text:p>
      <text:p text:style-name="P4"><text:s/></text:p>
      <text:p text:style-name="P6"><text:span text:style-name="T52">টাইম কমপ্লেক্সিটি হল একটা এলগরিদম </text:span><text:span text:style-name="T53">রান হতে কত সময় লাগতেছে তার একটা সংঙা .একটা ফাংশন যখন কল করি তা </text:span><text:span text:style-name="T1">execute হতে কত সময় </text:span><text:span text:style-name="T8">লগে তার একটা সমযের পরিমাপ.</text:span></text:p>
      <text:p text:style-name="P6"><text:span text:style-name="T8"/></text:p>
      <text:p text:style-name="P5"><text:span text:style-name="T8">টাইম কমপ্লেক্সিটি পরিচয়:</text:span></text:p>
      <text:list xml:id="list1072353487" text:style-name="L1">
        <text:list-header>
          <text:p text:style-name="P9"><text:span text:style-name="T4">স্থান এবং সময় মহাবিশ্বের যে কোনো ভৌত বস্তুকে সংজ্ঞায়িত করে। একইভাবে</text:span><text:span text:style-name="T2">, </text:span><text:span text:style-name="T4">স্থান এবং Time complexity একটি অ্যালগরিদমের কার্যকারিতা নির্ধারণ করতে পারে। যদিও আমরা জানি যে প্রোগ্রামিংয়ে সমস্যা সমাধানের একাধিক উপায় আছে</text:span><text:span text:style-name="T2">, </text:span><text:span text:style-name="T4">অ্যালগরিদম কীভাবে দক্ষতার সাথে কাজ করে তা জেনে আমরা প্রোগ্রামিং <text:s/>করতে পারে। স্থান এবং Time complexity  মূল্যায়ন করে আমরা <text:s/>প্রোগ্রাম করতে পারি যেন <text:s/>প্রোগ্রামটি সবচেযে </text:span><text:span text:style-name="T5">optimize wayতে কাজ করে.</text:span><text:span text:style-name="T4">এটি আমাদের দক্ষ প্রোগ্রামার করে তোলে।</text:span></text:p>
          <text:p text:style-name="P9"><text:span text:style-name="T4"/></text:p>
          <text:p text:style-name="P9"><text:span text:style-name="T4">যদিও আমরা ভবিষ্যতে Space complexity বোঝার চেষ্টা করব, আসুন এই পোস্টে Time complexityউপর ফোকাস করি। এই পোস্টে ,সময়ই টাকা!আপনি একটি অ্যালগরিদমের Time complexity উপর ভিত্তি করে একটি প্রোগ্রামকে কীভাবে মূল্যায়ন করবেন তা আবিষ্কার করবেন।</text:span></text:p>
        </text:list-header>
      </text:list>
      <text:h text:style-name="P1" text:outline-level="2"><text:bookmark text:name="what-are-the-different-types-of-time-complexity-notation-used"/><text:span text:style-name="Strong_20_Emphasis"><text:span text:style-name="T13">বিভিন্ন ধরনের </text:span></text:span><text:span text:style-name="Strong_20_Emphasis"><text:span text:style-name="T15">টাইম কমপ্লেক্সিটি :</text:span></text:span></text:h>
      <text:p text:style-name="P10"><text:span text:style-name="T4"><text:s/>ইনপুটের দৈর্ঘ্যের ফাংশন হিসাবে Time complexityসময় ধরা <text:s/>হয়। ইনপুট ডেটা সাইজ (n) এবং সময়ের সাপেক্ষে সঞ্চালিত অপারেশনের সংখ্যা (N) এর মধ্যে একটি সম্পর্ক বিদ্যমান। এই সম্পর্কটিকে Time complexity  বৃদ্ধির ক্রম হিসাবে চিহ্নিত করা হয় এবং O[n] স্বরলিপি দেওয়া হয় যেখানে O হল বৃদ্ধির ক্রম এবং n হল ইনপুটের দৈর্ঘ্য। </text:span><text:span text:style-name="Strong_20_Emphasis"><text:span text:style-name="T10">একে </text:span></text:span><text:span text:style-name="Strong_20_Emphasis"><text:span text:style-name="T6">'</text:span></text:span><text:span text:style-name="Strong_20_Emphasis"><text:span text:style-name="T10">বিগ ও নোটেশন</text:span></text:span><text:span text:style-name="Strong_20_Emphasis"><text:span text:style-name="T6">'</text:span></text:span><text:span text:style-name="Strong_20_Emphasis"><text:span text:style-name="T10">ও</text:span></text:span><text:span text:style-name="T4"> বলা হয়</text:span></text:p>
      <text:p text:style-name="P10"><text:span text:style-name="T4"/></text:p>
      <text:p text:style-name="P7"><text:span text:style-name="T56">বিভিন্ন ধরনের Time complexity ব্যবহার করা হয়, আসুন একে একে দেখি:</text:span></text:p>
      <text:p text:style-name="P7"><text:span text:style-name="T56"/></text:p>
      <text:p text:style-name="P19"><text:span text:style-name="Strong_20_Emphasis"><text:span text:style-name="T19"><text:tab/>1. Constant time – O (1) </text:span></text:span><text:span text:style-name="Strong_20_Emphasis"><text:span text:style-name="T10">ধ্রুবক সময় </text:span></text:span></text:p>
      <text:p text:style-name="P19"><text:span text:style-name="Strong_20_Emphasis"><text:span text:style-name="T14"><text:tab/>2. Linear time – O (n) </text:span></text:span><text:span text:style-name="Strong_20_Emphasis"><text:span text:style-name="T9">রৈখিক সময়</text:span></text:span></text:p>
      <text:p text:style-name="P19"><text:span text:style-name="Strong_20_Emphasis"><text:span text:style-name="T14"><text:tab/>3. Logarithmic time – O (log n) </text:span></text:span><text:span text:style-name="Strong_20_Emphasis"><text:span text:style-name="T9">লগারিদমিক সময় </text:span></text:span></text:p>
      <text:p text:style-name="P19"><text:span text:style-name="Strong_20_Emphasis"><text:span text:style-name="T14"><text:tab/>4. Quadratic time – O (n^2) </text:span></text:span><text:span text:style-name="Strong_20_Emphasis"><text:span text:style-name="T9">দ্বিঘাত সময় </text:span></text:span></text:p>
      <text:p text:style-name="P14"><text:span text:style-name="Strong_20_Emphasis"><text:span text:style-name="T14"><text:tab/>5. Cubic time – O (n^3) </text:span></text:span><text:span text:style-name="Strong_20_Emphasis"><text:span text:style-name="T9">ঘন সময় </text:span></text:span></text:p>
      <text:p text:style-name="P14"><text:span text:style-name="Strong_20_Emphasis"><text:span text:style-name="T14"/></text:span></text:p>
      <text:p text:style-name="P15"><text:span text:style-name="Strong_20_Emphasis"><text:span text:style-name="T19">1. Constant time – O (1) </text:span></text:span><text:span text:style-name="Strong_20_Emphasis"><text:span text:style-name="T10">ধ্রুবক সময় </text:span></text:span></text:p>
      <text:p text:style-name="P11"><text:span text:style-name="T4"><text:tab/>একটি অ্যালগরিদমকে অর্ডার O (1) </text:span><text:span text:style-name="Strong_20_Emphasis"><text:span text:style-name="T19">Constant time </text:span></text:span><text:span text:style-name="T4">বলা হয় যখন এটি ইনপুট আকার n এর উপর নির্ভরশীল নয়। রানটাইম সবসময় একই হবে।</text:span></text:p>
      <text:p text:style-name="P13"><text:span text:style-name="T4">c</text:span><text:span text:style-name="T3">onstant funtion takbe</text:span></text:p>
      <text:p text:style-name="P20"><text:span text:style-name="T54">উপরের কোডটি দেখায় যে অ্যারের </text:span><text:span text:style-name="T55">(n) </text:span><text:span text:style-name="T54">দৈর্ঘ্য নির্বিশেষে</text:span><text:span text:style-name="T55">, </text:span><text:span text:style-name="T54">যেকোনো দৈর্ঘ্যের অ্যারেতে প্রথম উপাদান পাওয়ার রানটাইম একই। যদি রান টাইমকে সময়ের </text:span><text:span text:style-name="T55">1 </text:span><text:span text:style-name="T54">একক হিসাবে ধরা হয়</text:span><text:span text:style-name="T55">, </text:span><text:span text:style-name="T54">তাহলে দৈর্ঘ্য নির্বিশেষে </text:span><text:soft-page-break/><text:span text:style-name="T54">উভয় অ্যারে চালাতে সময় লাগে মাত্র </text:span><text:span text:style-name="T55">1 </text:span><text:span text:style-name="T54">ইউনিট।সুতরাং</text:span><text:span text:style-name="T55">, </text:span><text:span text:style-name="T54">ফাংশনটি ক্রম </text:span><text:span text:style-name="T55">O (1) </text:span><text:span text:style-name="Strong_20_Emphasis"><text:span text:style-name="T58">Constant time</text:span></text:span><text:span text:style-name="T54"> অধীনে আসে।</text:span></text:p>
      <text:p text:style-name="P20"><text:span text:style-name="Strong_20_Emphasis"><text:span text:style-name="T57">2. Linear time – O (n) </text:span></text:span><text:span text:style-name="Strong_20_Emphasis"><text:span text:style-name="T59">রৈখিক সময়</text:span></text:span></text:p>
      <text:p text:style-name="P16"><text:span text:style-name="Strong_20_Emphasis"><text:span text:style-name="T9"><text:tab/>একটি অ্যালগরিদমকে </text:span></text:span><text:span text:style-name="Strong_20_Emphasis"><text:span text:style-name="T18">Linear time </text:span></text:span><text:span text:style-name="Strong_20_Emphasis"><text:span text:style-name="T20">complexity</text:span></text:span><text:span text:style-name="Strong_20_Emphasis"><text:span text:style-name="T9"> বলা হয় যখন চলমান সময় ইনপুটের <text:tab/>দৈর্ঘ্যের সাথে </text:span></text:span><text:span text:style-name="Strong_20_Emphasis"><text:span text:style-name="T3">linearly</text:span></text:span><text:span text:style-name="Strong_20_Emphasis"><text:span text:style-name="T9">বৃদ্ধি পায়। ফাংশন ইনপুট ডেটার সমস্ত মান পরীক্ষা করে</text:span></text:span><text:span text:style-name="Strong_20_Emphasis"><text:span text:style-name="T3">, </text:span></text:span><text:span text:style-name="Strong_20_Emphasis"><text:span text:style-name="T7">ফলাফল দিবে</text:span></text:span><text:span text:style-name="Strong_20_Emphasis"><text:span text:style-name="T9">।</text:span></text:span></text:p>
      <text:p text:style-name="P16"><text:span text:style-name="Strong_20_Emphasis"><text:span text:style-name="T9"><text:tab/></text:span></text:span></text:p>
      <text:p text:style-name="P16"><text:span text:style-name="Strong_20_Emphasis"><text:span text:style-name="T9"><text:tab/>উপরের কোডটি দেখায় যে অ্যারের </text:span></text:span><text:span text:style-name="Strong_20_Emphasis"><text:span text:style-name="T3">(n) </text:span></text:span><text:span text:style-name="Strong_20_Emphasis"><text:span text:style-name="T9">দৈর্ঘ্যের উপর ভিত্তি করে</text:span></text:span><text:span text:style-name="Strong_20_Emphasis"><text:span text:style-name="T3">, </text:span></text:span><text:span text:style-name="Strong_20_Emphasis"><text:span text:style-name="T9">রান টাইম রৈখিকভাবে বৃদ্ধি <text:tab/>পাবে। যদি রান টাইমকে সময়ের </text:span></text:span><text:span text:style-name="Strong_20_Emphasis"><text:span text:style-name="T3">1 </text:span></text:span><text:span text:style-name="Strong_20_Emphasis"><text:span text:style-name="T9">একক হিসেবে ধরা হয়</text:span></text:span><text:span text:style-name="Strong_20_Emphasis"><text:span text:style-name="T3">, </text:span></text:span><text:span text:style-name="Strong_20_Emphasis"><text:span text:style-name="T9">তাহলে অ্যারে চালাতে সময় লাগে <text:tab/>মাত্র </text:span></text:span><text:span text:style-name="Strong_20_Emphasis"><text:span text:style-name="T3">n </text:span></text:span><text:span text:style-name="Strong_20_Emphasis"><text:span text:style-name="T9">গুণ </text:span></text:span><text:span text:style-name="Strong_20_Emphasis"><text:span text:style-name="T3">1 </text:span></text:span><text:span text:style-name="Strong_20_Emphasis"><text:span text:style-name="T9">ইউনিট। এইভাবে</text:span></text:span><text:span text:style-name="Strong_20_Emphasis"><text:span text:style-name="T3">, </text:span></text:span><text:span text:style-name="Strong_20_Emphasis"><text:span text:style-name="T9">ফাংশন ইনপুট আকারের সাথে রৈখিকভাবে চলে এবং এটি <text:tab/>অর্ডার </text:span></text:span><text:span text:style-name="Strong_20_Emphasis"><text:span text:style-name="T3">O(n) </text:span></text:span><text:span text:style-name="Strong_20_Emphasis"><text:span text:style-name="T9">এর সাথে আসে।</text:span></text:span></text:p>
      <text:p text:style-name="P17"><text:span text:style-name="Strong_20_Emphasis"><text:span text:style-name="T18">3. Logarithmic time – O (log n) </text:span></text:span><text:span text:style-name="Strong_20_Emphasis"><text:span text:style-name="T9">লগারিদমিক সময় </text:span></text:span></text:p>
      <text:p text:style-name="P17"><text:span text:style-name="Strong_20_Emphasis"><text:span text:style-name="T9"><text:tab/></text:span></text:span></text:p>
      <text:p text:style-name="P18"><text:span text:style-name="Strong_20_Emphasis"><text:span text:style-name="T9"><text:tab/>একটি অ্যালগরিদমকে</text:span></text:span><text:span text:style-name="Strong_20_Emphasis"><text:span text:style-name="T18"> Logarithmic time <text:s/></text:span></text:span><text:span text:style-name="Strong_20_Emphasis"><text:span text:style-name="T20">complexity</text:span></text:span><text:span text:style-name="Strong_20_Emphasis"><text:span text:style-name="T9"> বলা হয় যখন এটি প্রতিটি ধাপে ইনপুট ডেটার আকার হ্রাস করে</text:span></text:span><text:span text:style-name="Strong_20_Emphasis"><text:span text:style-name="T11">। <text:s/></text:span></text:span><text:span text:style-name="Strong_20_Emphasis"><text:span text:style-name="T9">অ্যারেকে দুটি ভাগে ভাগ করে একটি অ্যারেতে একটি প্রদত্ত মান অনুসন্ধান করা এবং একটি বিভাজনে অনুসন্ধান শুরু করা জড়িত। এটি নিশ্চিত করে যে ডেটার প্রতিটি উপাদানে অপারেশন করা হয়নি।</text:span></text:span></text:p>
      <text:p text:style-name="P18"><text:span text:style-name="Strong_20_Emphasis"><text:span text:style-name="T9"/></text:span></text:p>
      <text:p text:style-name="P18"><text:span text:style-name="Strong_20_Emphasis"><text:span text:style-name="T18">4. Quadratic time – O (n^2) </text:span></text:span><text:span text:style-name="Strong_20_Emphasis"><text:span text:style-name="T9">দ্বিঘাত সময় </text:span></text:span></text:p>
      <text:p text:style-name="P18"><text:span text:style-name="Strong_20_Emphasis"><text:span text:style-name="T9"><text:tab/>একটি অ্যালগরিদমকে বলা হয় একটি </text:span></text:span><text:span text:style-name="Strong_20_Emphasis"><text:span text:style-name="T18">Quadratic time </text:span></text:span><text:span text:style-name="Strong_20_Emphasis"><text:span text:style-name="T20">complexity</text:span></text:span><text:span text:style-name="Strong_20_Emphasis"><text:span text:style-name="T9"> </text:span></text:span><text:span text:style-name="Strong_20_Emphasis"><text:span text:style-name="T18"><text:s/></text:span></text:span><text:span text:style-name="Strong_20_Emphasis"><text:span text:style-name="T9"><text:s/>যেখানে চলমান সময় ইনপুটের দৈর্ঘ্যের সাথে নন</text:span></text:span><text:span text:style-name="Strong_20_Emphasis"><text:span text:style-name="T3">-</text:span></text:span><text:span text:style-name="Strong_20_Emphasis"><text:span text:style-name="T9">লিনিয়ারলি </text:span></text:span><text:span text:style-name="Strong_20_Emphasis"><text:span text:style-name="T3">(n^2) </text:span></text:span><text:span text:style-name="Strong_20_Emphasis"><text:span text:style-name="T9">বৃদ্ধি পায়। সাধারণত</text:span></text:span><text:span text:style-name="Strong_20_Emphasis"><text:span text:style-name="T3">, </text:span></text:span><text:span text:style-name="Strong_20_Emphasis"><text:span text:style-name="T9">নেস্টেড লুপগুলি এই অর্ডারের অধীনে আসে যেখানে একটি লুপ </text:span></text:span><text:span text:style-name="Strong_20_Emphasis"><text:span text:style-name="T3">O(n) </text:span></text:span><text:span text:style-name="Strong_20_Emphasis"><text:span text:style-name="T9">নেয় এবং যদি ফাংশনটি একটি লুপের মধ্যে একটি লুপ জড়িত থাকে</text:span></text:span><text:span text:style-name="Strong_20_Emphasis"><text:span text:style-name="T3">, </text:span></text:span><text:span text:style-name="Strong_20_Emphasis"><text:span text:style-name="T9">তাহলে এটি </text:span></text:span><text:span text:style-name="Strong_20_Emphasis"><text:span text:style-name="T3">O(n)*O(n) = O(n^2) </text:span></text:span><text:span text:style-name="Strong_20_Emphasis"><text:span text:style-name="T9">অর্ডারের জন্য যায়।</text:span></text:span></text:p>
      <text:p text:style-name="P18"><text:span text:style-name="Strong_20_Emphasis"><text:span text:style-name="T9"/></text:span></text:p>
      <text:h text:style-name="P2" text:outline-level="2"><text:bookmark text:name="how-to-calculate-time-complexity"/><text:span text:style-name="Strong_20_Emphasis"><text:span text:style-name="T25">কিভাবে </text:span></text:span><text:span text:style-name="Strong_20_Emphasis"><text:span text:style-name="T21">time complexity</text:span></text:span><text:span text:style-name="Strong_20_Emphasis"><text:span text:style-name="T25">গণনা</text:span></text:span><text:span text:style-name="Strong_20_Emphasis"><text:span text:style-name="T22"> </text:span></text:span><text:span text:style-name="Strong_20_Emphasis"><text:span text:style-name="T23">ক</text:span></text:span><text:span text:style-name="Strong_20_Emphasis"><text:span text:style-name="T24">রা হয়</text:span></text:span><text:span text:style-name="Strong_20_Emphasis"><text:span text:style-name="T26">?</text:span></text:span></text:h>
      <text:p text:style-name="P18"><text:span text:style-name="Strong_20_Emphasis"><text:span text:style-name="T9"><text:tab/></text:span></text:span></text:p>
      <text:p text:style-name="P18"><text:span text:style-name="Strong_20_Emphasis"><text:span text:style-name="T9"><text:tab/></text:span></text:span><text:span text:style-name="Strong_20_Emphasis"><text:span text:style-name="Source_20_Text"><text:span text:style-name="T39">console.log("Hello World")</text:span></text:span></text:span></text:p>
      <text:p text:style-name="P18"><text:span text:style-name="Strong_20_Emphasis"><text:span text:style-name="Source_20_Text"><text:span text:style-name="T39"/></text:span></text:span></text:p>
      <text:p text:style-name="P18"><text:span text:style-name="Strong_20_Emphasis"><text:span text:style-name="T41">Time Complexity: </text:span></text:span><text:span text:style-name="Strong_20_Emphasis"><text:span text:style-name="T42">In the above code “Hello World” is printed only once on the screen. </text:span></text:span><text:span text:style-name="Strong_20_Emphasis"><text:span text:style-name="T44"><text:line-break/></text:span></text:span><text:span text:style-name="Strong_20_Emphasis"><text:span text:style-name="T42">So, the time complexity is </text:span></text:span><text:span text:style-name="Strong_20_Emphasis"><text:span text:style-name="T41">constant: O(1)</text:span></text:span><text:span text:style-name="Strong_20_Emphasis"><text:span text:style-name="T44"> </text:span></text:span><text:span text:style-name="Strong_20_Emphasis"><text:span text:style-name="T42">i.e. every time a constant amount of time is required to execute code, no matter which operating system or which machine configurations you are using. </text:span></text:span></text:p>
      <text:p text:style-name="P18"><text:span text:style-name="Strong_20_Emphasis"><text:span text:style-name="T12"/></text:span></text:p>
      <text:p text:style-name="P8"><text:span text:style-name="Strong_20_Emphasis"><text:span text:style-name="Source_20_Text"><text:span text:style-name="T35">let i, n = 8;</text:span></text:span></text:span></text:p>
      <text:p text:style-name="P12"><text:span text:style-name="Source_20_Text"><text:span text:style-name="T45">for</text:span></text:span><text:span text:style-name="T31"> </text:span><text:span text:style-name="Source_20_Text"><text:span text:style-name="T36">(i = 1; i &lt;= n; i++) {</text:span></text:span></text:p>
      <text:p text:style-name="P12"><text:span text:style-name="Source_20_Text"><text:span text:style-name="T33">    </text:span></text:span><text:span text:style-name="Source_20_Text"><text:span text:style-name="T36">console.log(</text:span></text:span><text:span text:style-name="Source_20_Text"><text:span text:style-name="T38">"Hello World !!!"</text:span></text:span><text:span text:style-name="Source_20_Text"><text:span text:style-name="T36">);</text:span></text:span></text:p>
      <text:p text:style-name="P12"><text:span text:style-name="Source_20_Text"><text:span text:style-name="T33">   </text:span></text:span><text:span text:style-name="Source_20_Text"><text:span text:style-name="T36">}</text:span></text:span></text:p>
      <text:p text:style-name="P12"><text:span text:style-name="Source_20_Text"><text:span text:style-name="T40"/></text:span></text:p>
      <text:p text:style-name="P18"><text:span text:style-name="Strong_20_Emphasis"><text:span text:style-name="T41">Time Complexity: </text:span></text:span><text:span text:style-name="Strong_20_Emphasis"><text:span text:style-name="T42">In the above code “Hello World !!!” is printed only </text:span></text:span><text:span text:style-name="Strong_20_Emphasis"><text:span text:style-name="T41">n times</text:span></text:span><text:span text:style-name="Strong_20_Emphasis"><text:span text:style-name="T44"> </text:span></text:span><text:span text:style-name="Strong_20_Emphasis"><text:span text:style-name="T42">on the screen, as the value of n can change. </text:span></text:span><text:span text:style-name="Strong_20_Emphasis"><text:span text:style-name="T44"><text:line-break/></text:span></text:span><text:soft-page-break/><text:span text:style-name="Strong_20_Emphasis"><text:span text:style-name="T42">So, the time complexity is </text:span></text:span><text:span text:style-name="Strong_20_Emphasis"><text:span text:style-name="T41">linear: O(n)</text:span></text:span><text:span text:style-name="Strong_20_Emphasis"><text:span text:style-name="T44"> </text:span></text:span><text:span text:style-name="Strong_20_Emphasis"><text:span text:style-name="T42">i.e. every time, a linear amount of time is required to execute code.</text:span></text:span></text:p>
      <text:p text:style-name="P18"><text:span text:style-name="Strong_20_Emphasis"><text:span text:style-name="T12"/></text:span></text:p>
      <text:p text:style-name="P8"><text:span text:style-name="Strong_20_Emphasis"><text:span text:style-name="Source_20_Text"><text:span text:style-name="T46">for</text:span></text:span></text:span><text:span text:style-name="Strong_20_Emphasis"><text:span text:style-name="T32"> </text:span></text:span><text:span text:style-name="Strong_20_Emphasis"><text:span text:style-name="Source_20_Text"><text:span text:style-name="T35">(i = 1; i &lt;= 8; i=i*2) {</text:span></text:span></text:span></text:p>
      <text:p text:style-name="P12"><text:span text:style-name="Source_20_Text"><text:span text:style-name="T33">    </text:span></text:span><text:span text:style-name="Source_20_Text"><text:span text:style-name="T36">console.log(</text:span></text:span><text:span text:style-name="Source_20_Text"><text:span text:style-name="T38">"Hello World !!!"</text:span></text:span><text:span text:style-name="Source_20_Text"><text:span text:style-name="T36">);</text:span></text:span></text:p>
      <text:p text:style-name="P12"><text:span text:style-name="Source_20_Text"><text:span text:style-name="T33">    </text:span></text:span><text:span text:style-name="Source_20_Text"><text:span text:style-name="T36">}</text:span></text:span></text:p>
      <text:p text:style-name="P18"><text:span text:style-name="Strong_20_Emphasis"><text:span text:style-name="T41">Time Complexity:</text:span></text:span><text:span text:style-name="Strong_20_Emphasis"><text:span text:style-name="T44"> </text:span></text:span><text:span text:style-name="Strong_20_Emphasis"><text:span text:style-name="T42">O(log</text:span></text:span><text:span text:style-name="Strong_20_Emphasis"><text:span text:style-name="T43">2</text:span></text:span><text:span text:style-name="Strong_20_Emphasis"><text:span text:style-name="T42">(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Poppins" svg:font-family="Poppins, sans-serif"/>
    <style:font-face style:name="SutonnyMJ" svg:font-family="SutonnyMJ"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10:12:27.454329086</meta:creation-date>
    <dc:date>2023-06-10T12:17:34.981073809</dc:date>
    <meta:editing-duration>PT2M49S</meta:editing-duration>
    <meta:editing-cycles>1</meta:editing-cycles>
    <meta:document-statistic meta:table-count="0" meta:image-count="0" meta:object-count="0" meta:page-count="3" meta:paragraph-count="41" meta:word-count="641" meta:character-count="3025" meta:non-whitespace-character-count="2357"/>
    <meta:generator>LibreOffice/7.3.7.2$Linux_X86_64 LibreOffice_project/30$Build-2</meta:generator>
  </office:meta>
</office:document-meta>
</file>